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ohit Bengali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Lohit Bengali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stlab gate Framework – Charme/Crabs</text:p>
      <text:p text:style-name="P1"/>
      <text:h text:style-name="Heading_20_1" text:outline-level="1">Introduzione</text:h>
      <text:p text:style-name="Text_20_body">Il framework php realizzato da Frostlab Gate è stato costruito per la realizzazione di siti web e consentire la fornitura della maggior parte dei servizi erogati da Frostlab ai suoi clienti web.</text:p>
      <text:p text:style-name="Text_20_body">Il framework è composto dal <text:span text:style-name="T1">core</text:span><text:span text:style-name="T2"> e dai </text:span><text:span text:style-name="T1">moduli</text:span><text:span text:style-name="T2"> memorizzati rispettivamente nella cartella </text:span><text:span text:style-name="T4">/framework/core</text:span><text:span text:style-name="T3"> e </text:span><text:span text:style-name="T4">/framework/modules</text:span><text:span text:style-name="T3"> presente nella root di ogni sito.</text:span></text:p>
      <text:p text:style-name="Text_20_body"><text:span text:style-name="T3">Il file </text:span><text:span text:style-name="T5">.htaccess</text:span><text:span text:style-name="T6"> deve essere presente nella root di ogni sito in quanto esso aggancia le chiamate al framework stesso.</text:span></text:p>
      <text:p text:style-name="Text_20_body"><text:span text:style-name="T6">Il server su cui gira il sito deve avere ALMENO le seguenti caratteristiche :</text:span></text:p>
      <text:p text:style-name="Text_20_body"><text:span text:style-name="T6"/></text:p>
      <text:p text:style-name="Text_20_body"><text:span text:style-name="T6">Hosting LINUX</text:span></text:p>
      <text:p text:style-name="Text_20_body"><text:span text:style-name="T6">Versione PHP 5.2.9 o superiore compilato con librerie libxml2, zlib, gd, png, jpg, simplexml, curl. mysql.</text:span></text:p>
      <text:p text:style-name="Text_20_body"><text:span text:style-name="T6">Apache 2</text:span></text:p>
      <text:p text:style-name="Text_20_body"><text:span text:style-name="T6">Database MySQL versione 5.0.X o superiore.</text:span></text:p>
      <text:p text:style-name="Text_20_body"><text:span text:style-name="T6"/></text:p>
      <text:p text:style-name="Text_20_body"><text:span text:style-name="T6">La maggior parte delle classi e delle funzionalità del framework sono coperte da test, pertanto la consistenza nell'esecuzione viene garantita così.</text:span></text:p>
      <text:p text:style-name="Text_20_body"><text:span text:style-name="T6">I moduli sono raggruppati per nome categoria e nome modulo, in base alla cartella in cui sono contenuti.</text:span></text:p>
      <text:p text:style-name="Text_20_body"><text:span text:style-name="T6">Ad esempio se un modulo è contenuto nella cartella </text:span><text:span text:style-name="T5">/framework/modules/prodotti/carrello</text:span><text:span text:style-name="T6"> questo significa che il modulo appartiene alla categoria </text:span><text:span text:style-name="T7">prodotti</text:span><text:span text:style-name="T6"> e si chiama </text:span><text:span text:style-name="T7">carrello</text:span><text:span text:style-name="T6">.</text:span></text:p>
      <text:p text:style-name="Text_20_body"><text:span text:style-name="T6">Il modulo inoltre è definito da un file xml che ne descrive le principali componenti, file di configurazione e azioni effettuabili.</text:span></text:p>
      <text:p text:style-name="Text_20_body"><text:span text:style-name="T6">Il file dovrà rispondere a una specifica sintassi stabilita dal file module.rnc presente nella cartella </text:span><text:span text:style-name="T5">/framework/modules</text:span><text:span text:style-name="T6"> . Il file appartiene alla tipologia RelaxNG compact syntax descritta nelle specifiche reperibili online all'indirizzo </text:span><text:span text:style-name="T8">relaxng.org</text:span><text:span text:style-name="T6"> .</text:span></text:p>
      <text:p text:style-name="Text_20_body"><text:span text:style-name="T6"/></text:p>
      <text:h text:style-name="Heading_20_2" text:outline-level="2"><text:span text:style-name="T6">Classloading</text:span></text:h>
      <text:p text:style-name="Text_20_body"><text:span text:style-name="T6">Il framework dispone di un classloader che carica automaticamente le classi utilizzate all'interno del codice. Non è necessario utilizzare la direttiva require.</text:span></text:p>
      <text:p text:style-name="Text_20_body"><text:span text:style-name="T6"/></text:p>
      <text:p text:style-name="Text_20_body"><text:span text:style-name="T6">Interface loading</text:span></text:p>
      <text:p text:style-name="Text_20_body"><text:span text:style-name="T6">Come avviene per le classi, i file col suffisso .interface.php vengono caricati automaticamente.</text:span></text:p>
      <text:p text:style-name="Text_20_body"><text:span text:style-name="T6"/></text:p>
      <text:p text:style-name="Text_20_body"><text:span text:style-name="T6"/></text:p>
      <text:p text:style-name="Text_20_body"><text:soft-page-break/><text:span text:style-name="T6"/></text:p>
      <text:p text:style-name="Text_20_body"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</meta:initial-creator>
    <meta:creation-date>2012-04-28T16:05:16</meta:creation-date>
    <dc:date>2012-04-28T18:51:50</dc:date>
    <dc:creator>marco </dc:creator>
    <meta:editing-duration>PT02H46M37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19" meta:word-count="274" meta:character-count="1865"/>
  </office:meta>
</office:document-meta>
</file>